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20000017400E11F0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svg:stroke-color="#8000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end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cm" svg:height="13.12cm" svg:x="1.8cm" svg:y="4.4cm">
          <draw:image xlink:href="Pictures/10000000000001E20000017400E11F0B.png" xlink:type="simple" xlink:show="embed" xlink:actuate="onLoad">
            <text:p/>
          </draw:image>
        </draw:frame>
        <draw:path draw:style-name="gr2" draw:text-style-name="P1" draw:layer="layout" svg:width="3.111cm" svg:height="0.637cm" draw:transform="skewX (-0.079412480965727) rotate (2.8218483346239) translate (13.8999963903867cm 12.4999988047256cm)" svg:viewBox="0 0 3112 638" svg:d="m3112-14767c-2523 813-2666 243-3112-228">
          <text:p/>
        </draw:path>
        <draw:frame draw:style-name="gr3" draw:text-style-name="P3" draw:layer="layout" svg:width="6.5cm" svg:height="1.707cm" svg:x="10.656cm" svg:y="12.256cm">
          <draw:text-box>
            <text:p text:style-name="P2"><text:span text:style-name="T1">click here</text:span></text:p>
          </draw:text-box>
        </draw:frame>
        <draw:custom-shape draw:style-name="gr4" draw:text-style-name="P1" draw:layer="layout" svg:width="3.5cm" svg:height="1cm" svg:x="7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20:01:36</meta:creation-date>
    <dc:date>2010-07-09T20:42:16</dc:date>
    <dc:creator>Sandeep Bhat</dc:creator>
    <meta:editing-duration>PT00H27M11S</meta:editing-duration>
    <meta:editing-cycles>3</meta:editing-cycles>
    <meta:generator>OpenOffice.org/3.1$Linux OpenOffice.org_project/310m19$Build-9420</meta:generator>
    <meta:document-statistic meta:object-count="4"/>
  </office:meta>
</office:document-meta>
</file>